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 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MANAGEMENTSAMENVATT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re 1. Digital competence – a selection of facts and figure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 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Wat is er nieuw in DigComp 3.0?</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the fifth edition of the framework,<text:span text:style-name="T47"> </text:span>continues to be the key reference framework for digital competence in the EU. Digital competence<text:span text:style-name="T46"> </text:span>is<text:span text:style-name="T7"> </text:span>one<text:span text:style-name="T7"> </text:span>of<text:span text:style-name="T7"> </text:span>the<text:span text:style-name="T7"> </text:span>eight<text:span text:style-name="T7"> </text:span>key<text:span text:style-name="T7"> </text:span>competences<text:span text:style-name="T7"> </text:span>of<text:span text:style-name="T7"> </text:span>the<text:span text:style-name="T7"> </text:span><text:a xlink:type="simple" xlink:href="https://eur-lex.europa.eu/legal-content/EN/TXT/?uri=uriserv%3AOJ.C_.2018.189.01.0001.01.ENG&amp;toc=OJ%3AC%3A2018%3A189%3ATOC" text:style-name="ListLabel_20_182" text:visited-style-name="ListLabel_20_182"><text:span text:style-name="T6">Council Recommendation on key competences for lifelong learning</text:span></text:a><text:span text:style-name="T26"> </text:span>(European Commission, 2006; 2018).</text:p>
      <text:p text:style-name="P29">Key competences are knowledge, skills, and attitudes needed by all for personal fulfilment and development, employability, social inclusion and active citizenshi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Beheersingsniveau</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Source: JRC own elaboration.</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text:bookmark-end text:name="_Hlk218678678"/><text:bookmark text:name="_bookmark16"/><text:bookmark text:name="2.4_Proficiency_levels"/>Proficiency<text:span text:style-name="T17"> </text:span>levels</text:h>
      <text:h text:style-name="Heading_20_3" text:outline-level="3">PROFICIENCY</text:h>
      <text:h text:style-name="Heading_20_3" text:outline-level="3">DigComp</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SLOTOPMERKINGEN</text:h>
      <text:p text:style-name="Standard"/>
      <text:p text:style-name="Standard">[insert DigComp 3.docx]</text:p>
      <text:p text:style-name="Standard"/>
      <text:h text:style-name="P78" text:outline-level="1"><text:bookmark text:name="4._CONCLUDING_REMARKS"/><text:bookmark text:name="_bookmark24"/>LIST OF <text:span text:style-name="T1">ACRONYMS</text:spa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GLOSSARYOF TERMS AND DEFINITIONS</text:h>
      <text:p text:style-name="P17" loext:marker-style-name="T2"/>
      <text:p text:style-name="Standard">[Insert Acronyms.docx]</text:p>
      <text:p text:style-name="Standard"/>
      <text:h text:style-name="P86" text:outline-level="1">BIJLAGEN</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 1: Vergelijking van DigComp 2.2 en DigComp 3.0</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Comparison of DigComp 2.2 and DigComp 3.3</text:p>
          </table:table-cell>
        </table:table-row>
        <table:table-row table:style-name="Tabel6.2">
          <table:table-cell table:style-name="Tabel6.A2" office:value-type="string">
            <text:p text:style-name="P92">Definitie</text:p>
          </table:table-cell>
          <table:table-cell table:style-name="Tabel6.B2" office:value-type="string">
            <text:p text:style-name="P93">The definition of digital competence used in DigComp 2.2 continues to be used unchanged in DigComp 3.0.</text:p>
          </table:table-cell>
        </table:table-row>
        <table:table-row table:style-name="Tabel6.3">
          <table:table-cell table:style-name="Tabel6.A3" office:value-type="string">
            <text:p text:style-name="P94">Competence areas</text:p>
          </table:table-cell>
          <table:table-cell table:style-name="Tabel6.B3" office:value-type="string">
            <text:p text:style-name="P95">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6">Competences</text:p>
          </table:table-cell>
          <table:table-cell table:style-name="Tabel6.B4" office:value-type="string">
            <text:p text:style-name="P97">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8">Proficiency levels</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Examples of knowledge, skills and attitudes</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Use cases <text:soft-page-break/>(employment and learning scenarios)</text:p>
          </table:table-cell>
          <table:table-cell table:style-name="Tabel6.B7" office:value-type="string">
            <text:p text:style-name="P104" loext:marker-style-name="T2"/>
            <text:p text:style-name="P105"><text:soft-page-break/>Referred to as ‘Dimension 5’ in DigComp 2.2, not reproduced in DigComp 3.0.</text:p>
          </table:table-cell>
        </table:table-row>
        <table:table-row table:style-name="Tabel6.8">
          <table:table-cell table:style-name="Tabel6.A8" office:value-type="string">
            <text:p text:style-name="P106">Competence statements</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arning outcomes</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span text:style-name="T131"> </text:span>2.2:<text:span text:style-name="T36"> </text:span>STEP<text:span text:style-name="T115"> </text:span>2<text:span text:style-name="T131"> </text:span>(JANUARY-JUNE<text:span text:style-name="T115"> </text:span><text:span text:style-name="T1">2025)</text:span></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span text:style-name="T130"> </text:span>3:<text:span text:style-name="T116"> </text:span>STAKEHOLDER<text:span text:style-name="T132"> </text:span><text:span text:style-name="T130">CONSULTATION</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span text:style-name="T133"> </text:span>4:<text:span text:style-name="T111"> </text:span>FRAMEWORK<text:span text:style-name="T111"> </text:span><text:span text:style-name="T1">VALIDATION</text:span></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Contact the EU</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